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style:paragraph-properties fo:margin-top="0cm" fo:margin-bottom="0.25cm" style:contextual-spacing="false" style:page-number="auto"/>
    </style:style>
    <style:style style:name="P2" style:family="paragraph" style:parent-style-name="Normal_20__28_Web_29_">
      <style:paragraph-properties fo:margin-top="0.494cm" fo:margin-bottom="0.25cm" style:contextual-spacing="false"/>
    </style:style>
    <style:style style:name="P3" style:family="paragraph" style:parent-style-name="Normal_20__28_Web_29_">
      <style:paragraph-properties fo:margin-top="0.494cm" fo:margin-bottom="0cm" style:contextual-spacing="false" fo:line-height="100%"/>
    </style:style>
    <style:style style:name="T1" style:family="text">
      <style:text-properties fo:color="#353c41" loext:opacity="100%" style:font-name="Helvetica" fo:font-size="10pt" style:font-size-asian="10pt" style:font-name-complex="Helvetica1" style:font-size-complex="10pt"/>
    </style:style>
    <style:style style:name="T2" style:family="text">
      <style:text-properties fo:color="#353c41" loext:opacity="100%" style:font-name="Helvetica" fo:font-size="10pt" style:text-underline-style="solid" style:text-underline-width="auto" style:text-underline-color="font-color" style:font-size-asian="10pt" style:font-name-complex="Helvetica1" style:font-size-complex="10pt"/>
    </style:style>
    <style:style style:name="T3" style:family="text">
      <style:text-properties fo:color="#3d6594" loext:opacity="100%" style:font-name="Helvetica" fo:font-size="10pt" style:font-size-asian="10pt" style:font-name-complex="Helvetica1" style:font-size-complex="10pt"/>
    </style:style>
    <style:style style:name="T4" style:family="text">
      <style:text-properties fo:color="#3d6594" loext:opacity="100%" style:font-name="Helvetica" fo:font-size="10pt" fo:font-weight="bold" style:font-size-asian="10pt" style:font-weight-asian="bold" style:font-name-complex="Helvetica1"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s some of you know, KSP supports loading of </text:span><text:a xlink:type="simple" xlink:href="https://en.wikipedia.org/wiki/DirectDraw_Surface" office:target-frame-name="_blank" xlink:show="new" text:style-name="Internet_20_link" text:visited-style-name="Visited_20_Internet_20_Link"><text:span text:style-name="Internet_20_link"><text:span text:style-name="T3">DDS</text:span></text:span></text:a><text:span text:style-name="T1"> textures. These compressed* textures save both memory and loading time as they can be sent without decompression directly to GPU memory. All of the textures and effects that Squad includes with KSP are now distributed as DDS. Given the numerous benefits that textures in this format provide to players, I encourage all part mod authors to distribute their mods with DDS textures.</text:span></text:p>
      <text:p text:style-name="P2"><text:bookmark-start text:name="_GoBack"/><text:span text:style-name="Strong"><text:span text:style-name="T2">Tools for converting textures to DDS</text:span></text:span><text:bookmark-end text:name="_GoBack"/><text:span text:style-name="Strong"><text:span text:style-name="T2">:</text:span></text:span></text:p>
      <text:p text:style-name="P2"><text:a xlink:type="simple" xlink:href="https://forum.kerbalspaceprogram.com/threads/98672" office:target-frame-name="_blank" xlink:show="new" text:style-name="Internet_20_link" text:visited-style-name="Visited_20_Internet_20_Link"><text:span text:style-name="Internet_20_link"><text:span text:style-name="T4">Lilleman's converter</text:span></text:span></text:a></text:p>
      <text:p text:style-name="P2"><text:span text:style-name="T1">Intended for end users, but the default settings will usually generate textures that work fine for distribution</text:span></text:p>
      <text:p text:style-name="P2"><text:a xlink:type="simple" xlink:href="https://developer.nvidia.com/nvidia-texture-tools-adobe-photoshop" office:target-frame-name="_blank" xlink:show="new" text:style-name="Internet_20_link" text:visited-style-name="Visited_20_Internet_20_Link"><text:span text:style-name="Internet_20_link"><text:span text:style-name="T4">Photoshop plugin</text:span></text:span></text:a></text:p>
      <text:p text:style-name="P2"><text:span text:style-name="T1">A plugin for Adobe Photoshop which allows it to read and write DDS textures.</text:span></text:p>
      <text:p text:style-name="P2"><text:a xlink:type="simple" xlink:href="https://developer.nvidia.com/legacy-texture-tools" office:target-frame-name="_blank" xlink:show="new" text:style-name="Internet_20_link" text:visited-style-name="Visited_20_Internet_20_Link"><text:span text:style-name="Internet_20_link"><text:span text:style-name="T4">NVIDIA Texture Tools</text:span></text:span></text:a></text:p>
      <text:p text:style-name="P2"><text:span text:style-name="T1">Command line utilities for working with DDS textures.</text:span></text:p>
      <text:p text:style-name="P2"><text:a xlink:type="simple" xlink:href="http://www.getpaint.net/index.html" office:target-frame-name="_blank" xlink:show="new" text:style-name="Internet_20_link" text:visited-style-name="Visited_20_Internet_20_Link"><text:span text:style-name="Internet_20_link"><text:span text:style-name="T4">Paint.net</text:span></text:span></text:a></text:p>
      <text:p text:style-name="P2"><text:span text:style-name="T1">Free image editing software for Windows</text:span></text:p>
      <text:p text:style-name="P2"><text:a xlink:type="simple" xlink:href="https://code.google.com/p/gimp-dds/" office:target-frame-name="_blank" xlink:show="new" text:style-name="Internet_20_link" text:visited-style-name="Visited_20_Internet_20_Link"><text:span text:style-name="Internet_20_link"><text:span text:style-name="T4">Gimp DDS plugin</text:span></text:span></text:a></text:p>
      <text:p text:style-name="P2"><text:span text:style-name="T1">A DDS plugin for GIMP.</text:span></text:p>
      <text:p text:style-name="P2"><text:a xlink:type="simple" xlink:href="https://github.com/ducakar/img2dds" office:target-frame-name="_blank" xlink:show="new" text:style-name="Internet_20_link" text:visited-style-name="Visited_20_Internet_20_Link"><text:span text:style-name="Internet_20_link"><text:span text:style-name="T4">img2dds</text:span></text:span></text:a></text:p>
      <text:p text:style-name="P2"><text:span text:style-name="T1">Cross-platform python script for converting contents of GameData to DDS. Might need some modification to work with individual folders.</text:span></text:p>
      <text:p text:style-name="P2"><text:span text:style-name="Strong"><text:span text:style-name="T2">What not to convert</text:span></text:span><text:span text:style-name="T1">:</text:span></text:p>
      <text:p text:style-name="P2"><text:span text:style-name="T1">Icons and any textures that need to have their data accessed directly by a plugin.</text:span></text:p>
      <text:p text:style-name="P2"><text:span text:style-name="Strong"><text:span text:style-name="T2">Conversion settings to use</text:span></text:span><text:span text:style-name="T1">:</text:span></text:p>
      <text:p text:style-name="P2"><text:span text:style-name="T1">For KSP, textures need to be flipped vertically - The NVIDIA texture tools and Photoshop plugins have settings to do this for you, and Lilleman's converter does it automatically.</text:span></text:p>
      <text:p text:style-name="P2"><text:span text:style-name="T1">The textures also need to be in the right format:</text:span></text:p>
      <text:p text:style-name="P2"><text:span text:style-name="Strong"><text:span text:style-name="T2">Texture Formats</text:span></text:span><text:span text:style-name="T1">:</text:span></text:p>
      <text:p text:style-name="P2"><text:span text:style-name="Strong"><text:span text:style-name="T1">DXT1</text:span></text:span></text:p>
      <text:p text:style-name="P2"><text:soft-page-break/><text:span text:style-name="T1">Use this for anything without an alpha channel.</text:span></text:p>
      <text:p text:style-name="P2"><text:span text:style-name="Strong"><text:span text:style-name="T1">DXT5</text:span></text:span></text:p>
      <text:p text:style-name="P2"><text:span text:style-name="T1">Use this for anything with an alpha channel. This includes combined diffuse/shine maps.</text:span></text:p>
      <text:p text:style-name="P2"><text:span text:style-name="Strong"><text:span text:style-name="T1">DXT5nm</text:span></text:span></text:p>
      <text:p text:style-name="P2"><text:span text:style-name="T1">Use this format for normal maps.</text:span></text:p>
      <text:p text:style-name="P2"><text:span text:style-name="T1">*DDS also supports various uncompressed formats.</text:span></text:p>
      <text:p text:style-name="P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CX-001-R5-3600XT</meta:initial-creator>
    <dc:creator>PCX-001-R5-3600XT</dc:creator>
    <meta:editing-cycles>1</meta:editing-cycles>
    <meta:creation-date>2020-09-16T19:13:00</meta:creation-date>
    <dc:date>2020-09-16T19:13:00</dc:date>
    <meta:editing-duration>P0D</meta:editing-duration>
    <meta:generator>LibreOffice/7.0.0.3$Windows_X86_64 LibreOffice_project/8061b3e9204bef6b321a21033174034a5e2ea88e</meta:generator>
    <meta:document-statistic meta:table-count="0" meta:image-count="0" meta:object-count="0" meta:page-count="2" meta:paragraph-count="27" meta:word-count="259" meta:character-count="1587" meta:non-whitespace-character-count="13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